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1.3118in"/>
    </style:style>
    <style:style style:name="Table1.C" style:family="table-column">
      <style:table-column-properties style:column-width="1.1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C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3" style:family="paragraph" style:parent-style-name="Table_20_Contents">
      <style:paragraph-properties fo:text-align="start" style:justify-single-word="false" style:writing-mode="lr-tb"/>
    </style:style>
    <style:style style:name="P4" style:family="paragraph" style:parent-style-name="Table_20_Contents">
      <style:paragraph-properties fo:text-align="end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ote No. : <text:s/>16</text:p>
      <text:p text:style-name="P1">Date <text:s text:c="9"/>: <text:s/>25/03/2022</text:p>
      <text:p text:style-name="P1"/>
      <text:p text:style-name="P1"/>
      <text:p text:style-name="P1"/>
      <text:p text:style-name="P1">To</text:p>
      <text:p text:style-name="P1">test</text:p>
      <text:p text:style-name="P1">oansetnsaotsnt</text:p>
      <text:p text:style-name="P1">Email :test@test.com</text:p>
      <text:p text:style-name="P1">Phone: 123654</text:p>
      <text:p text:style-name="P1"/>
      <text:p text:style-name="P1">Job Ref. : Election Posters BJP</text:p>
      <text:p text:style-name="P1"/>
      <text:p text:style-name="P1">Dear Sir,</text:p>
      <text:p text:style-name="P1">Thank you very much for inquiry. We quote below our lowest rates subject to terms and conditions stated hereunder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Quantity</text:p>
          </table:table-cell>
          <table:table-cell table:style-name="Table1.C1" office:value-type="string">
            <text:p text:style-name="P4">Amount</text:p>
          </table:table-cell>
        </table:table-row>
        <table:table-row table:style-name="Table1.2">
          <table:table-cell table:style-name="Table1.A2" office:value-type="string">
            <text:p text:style-name="P3">Posters in 120 GSM Art paper in four color printing in Crown 20"x 30" size</text:p>
          </table:table-cell>
          <table:table-cell table:style-name="Table1.A2" office:value-type="string">
            <text:p text:style-name="P4">35000</text:p>
            <text:p text:style-name="P4">50000</text:p>
            <text:p text:style-name="P4">50000</text:p>
          </table:table-cell>
          <table:table-cell table:style-name="Table1.C2" office:value-type="string">
            <text:p text:style-name="P4">15179.00</text:p>
            <text:p text:style-name="P4">15179.00</text:p>
            <text:p text:style-name="P4">15179.00</text:p>
          </table:table-cell>
        </table:table-row>
      </table:table>
      <text:p text:style-name="P1"/>
      <text:p text:style-name="P1"/>
      <text:p text:style-name="P1"/>
      <text:p text:style-name="P1">Terms Conditions:</text:p>
      <text:p text:style-name="P1">1. Validity of this quotation is 15 days from the date hereof.</text:p>
      <text:p text:style-name="P1">2. Taxes and delivery charges for out-station would be extra as applicable.</text:p>
      <text:p text:style-name="P1">3. Rates are for the quantity stated hereof and are subject to change with variation in quantity.</text:p>
      <text:p text:style-name="P1">4. 50% advance, balance against delivery.</text:p>
      <text:p text:style-name="P1">5. The deal is Subject to Vadodara Jurisdi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1:52:36</meta:creation-date>
    <dc:language>en-US</dc:language>
    <dc:date>2022-03-28T18:09:30</dc:date>
    <meta:editing-cycles>3</meta:editing-cycles>
    <meta:editing-duration>PT1M</meta:editing-duration>
    <meta:generator>LibreOffice/6.4.7.2$Linux_X86_64 LibreOffice_project/40$Build-2</meta:generator>
    <meta:document-statistic meta:table-count="1" meta:image-count="0" meta:object-count="0" meta:page-count="1" meta:paragraph-count="26" meta:word-count="106" meta:character-count="699" meta:non-whitespace-character-count="608"/>
  </office:meta>
</office:document-meta>
</file>